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0e6" officeooo:paragraph-rsid="001680e6"/>
    </style:style>
    <style:style style:name="P2" style:family="paragraph" style:parent-style-name="Standard">
      <style:text-properties officeooo:rsid="001802f9" officeooo:paragraph-rsid="001802f9"/>
    </style:style>
    <style:style style:name="P3" style:family="paragraph" style:parent-style-name="Standard">
      <style:text-properties officeooo:rsid="001b500c" officeooo:paragraph-rsid="001b500c"/>
    </style:style>
    <style:style style:name="P4" style:family="paragraph" style:parent-style-name="Standard">
      <style:text-properties officeooo:rsid="001b500c" officeooo:paragraph-rsid="001b500c"/>
    </style:style>
    <style:style style:name="P5" style:family="paragraph" style:parent-style-name="Standard">
      <style:text-properties officeooo:rsid="001b8543" officeooo:paragraph-rsid="001b8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(a) <text:tab/>Index from 0: ((m-1)/2,(n-1)/2)</text:p>
      <text:p text:style-name="P1"><text:tab/>Index from 1:((m+1)/2,(n+1)/2)</text:p>
      <text:p text:style-name="P2">(b) </text:p>
      <text:p text:style-name="P3">c)s = 0.5 Theta = 90</text:p>
      <text:p text:style-name="P3"><text:s/>s = 2 thetea -= 45</text:p>
      <text:p text:style-name="P5">s = 0.6 theta = 3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5:34:56.290207334</meta:creation-date>
    <dc:date>2018-08-28T12:27:27.526495689</dc:date>
    <meta:editing-duration>PT1H34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8" meta:character-count="131" meta:non-whitespace-character-count="105"/>
  </office:meta>
</office:document-meta>
</file>